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  <style:text-properties fo:font-size="30pt" fo:font-style="italic" style:font-size-asian="30pt" style:font-style-asian="italic" style:font-size-complex="30pt" style:font-style-complex="italic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font-size="30pt" fo:font-style="italic" style:font-size-asian="30pt" style:font-style-asian="italic" style:font-size-complex="30pt" style:font-style-complex="italic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21">
        <office:forms form:automatic-focus="false" form:apply-design-mode="false"/>
        <draw:frame draw:style-name="gr1" draw:text-style-name="P1" draw:layer="layout" svg:width="14.605cm" svg:height="1.432cm" svg:x="0.635cm" svg:y="0.308cm">
          <draw:text-box>
            <text:p text:style-name="P1"><text:span text:style-name="T1">Role of REST in Astrocytes:</text:span></text:p>
          </draw:text-box>
        </draw:frame>
        <draw:frame draw:style-name="gr2" draw:layer="layout" svg:width="24.624cm" svg:height="10.448cm" svg:x="1.27cm" svg:y="3.175cm">
          <draw:text-box>
            <text:p text:style-name="P2">Johnson et al: <text:s/>PLOS Biology, 6(10), 2008, e256 </text:p>
            <text:p text:style-name="P2"><text:span text:style-name="T2"><text:s text:c="31"/></text:span><text:span text:style-name="T2"><text:a xlink:href="https://github.com/cassj/Johnson_CHIPPET">https://github.com/cassj/Johnson_CHIPPET</text:a></text:span></text:p>
            <text:p text:style-name="P2"><text:span text:style-name="T2"><text:s text:c="31"/></text:span><text:span text:style-name="T2"><text:a xlink:href="http://mng.iop.kcl.ac.uk/cass_data/Published_REST_Data/Johnson_ChIPPET/">http://mng.iop.kcl.ac.uk/cass_data/Published_REST_Data/Johnson_ChIPPET/</text:a></text:span></text:p>
            <text:p text:style-name="P2"><text:span text:style-name="T2"/></text:p>
            <text:p text:style-name="P2"><text:span text:style-name="T3"/></text:p>
            <text:p text:style-name="P2"><text:span text:style-name="T3"><text:s text:c="25"/></text:span><text:span text:style-name="T3">Bg-corrected data provided as a csv file from Rory Johnson. </text:span></text:p>
            <text:p text:style-name="P2"><text:span text:style-name="T3"><text:s text:c="25"/></text:span><text:span text:style-name="T3">Values &lt; 10 were set to 10, as per Kee Yew's protocol</text:span></text:p>
            <text:p text:style-name="P2"><text:span text:style-name="T3"><text:s text:c="25"/></text:span><text:span text:style-name="T3">Data was quantile normalised and log2 transformed.</text:span></text:p>
            <text:p text:style-name="P2"><text:span text:style-name="T3"><text:s text:c="25"/></text:span><text:span text:style-name="T3">Differential expression between Empty Vector and DNRest cells</text:span></text:p>
            <text:p text:style-name="P2"><text:span text:style-name="T3"><text:s text:c="28"/></text:span><text:span text:style-name="T3">was calculated using limma in Bioconductor.</text:span></text:p>
            <text:p text:style-name="P2"><text:span text:style-name="T3"/></text:p>
            <text:p text:style-name="P2"><text:span text:style-name="T3"><text:s text:c="25"/></text:span><text:span text:style-name="T3">Limma data was merged with ReMOAT annotation on the basis of the </text:span></text:p>
            <text:p text:style-name="P2"><text:span text:style-name="T3"><text:s text:c="25"/></text:span><text:span text:style-name="T3">Target ID to give us probe positions on mm9 and various annotations.</text:span></text:p>
            <text:p text:style-name="P2"><text:span text:style-name="T3"><text:s text:c="25"/></text:span><text:span text:style-name="T3">Where probes span exon junctions the probe was given 2 entries</text:span></text:p>
            <text:p text:style-name="P2"><text:span text:style-name="T3"><text:s text:c="25"/></text:span><text:span text:style-name="T3">Data was converted to an IRanges RangedData object and saved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LGC Sans'" style:font-family-generic-asian="system" style:font-pitch-asian="variable" style:font-size-asian="44pt" style:font-style-asian="normal" style:font-weight-asian="normal" style:font-family-complex="'DejaVu LGC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LGC Sans'" style:font-family-generic-asian="system" style:font-pitch-asian="variable" style:font-size-asian="20pt" style:font-style-asian="normal" style:font-weight-asian="normal" style:font-family-complex="'DejaVu LGC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1</text:page-number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1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Unix OpenOffice.org_project/680m6$Build-9226</meta:generator>
    <meta:initial-creator>Cass</meta:initial-creator>
    <meta:creation-date>2011-02-23T13:17:19</meta:creation-date>
    <dc:creator>Cass</dc:creator>
    <dc:date>2011-02-23T16:59:56</dc:date>
    <meta:editing-cycles>2</meta:editing-cycles>
    <meta:editing-duration>PT15S</meta:editing-duration>
    <meta:user-defined meta:name="Info 1"/>
    <meta:user-defined meta:name="Info 2"/>
    <meta:user-defined meta:name="Info 3"/>
    <meta:user-defined meta:name="Info 4"/>
    <meta:document-statistic meta:object-count="25"/>
  </office:meta>
</office:document-meta>
</file>